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23e623" officeooo:paragraph-rsid="0023e623"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23e623" officeooo:paragraph-rsid="0023e623"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23e623" officeooo:paragraph-rsid="0023e623" style:font-size-asian="8.75pt" style:font-weight-asian="bold" style:font-size-complex="10pt" style:font-weight-complex="bold"/>
    </style:style>
    <style:style style:name="P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3e623" officeooo:paragraph-rsid="0023e623" style:font-size-asian="8.75pt" style:font-weight-asian="bold" style:font-size-complex="10pt" style:font-weight-complex="bold"/>
    </style:style>
    <style:style style:name="P10" style:family="paragraph" style:parent-style-name="Standard">
      <style:paragraph-properties fo:line-height="115%" fo:text-align="start" style:justify-single-word="false"/>
      <style:text-properties style:font-name="Liberation Mono" fo:font-size="10pt" fo:font-weight="bold" officeooo:rsid="0024bf07" officeooo:paragraph-rsid="0024bf07" style:font-size-asian="8.75pt" style:font-weight-asian="bold" style:font-size-complex="10pt" style:font-weight-complex="bold"/>
    </style:style>
    <style:style style:name="P1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4bf07" officeooo:paragraph-rsid="0024bf07" style:font-size-asian="8.75pt" style:font-weight-asian="bold" style:font-size-complex="10pt" style:font-weight-complex="bold"/>
    </style:style>
    <style:style style:name="P12" style:family="paragraph" style:parent-style-name="Standard">
      <style:paragraph-properties fo:line-height="115%" fo:text-align="center" style:justify-single-word="false"/>
      <style:text-properties style:font-name="Liberation Mono" fo:font-size="10pt" fo:font-weight="bold" officeooo:rsid="0024bf07" officeooo:paragraph-rsid="0024bf07" style:font-size-asian="8.75pt" style:font-weight-asian="bold" style:font-size-complex="10pt" style:font-weight-complex="bold"/>
    </style:style>
    <style:style style:name="P13"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24bf07" officeooo:paragraph-rsid="0024bf07"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15" style:family="paragraph" style:parent-style-name="Hanging_20_indent">
      <style:text-properties officeooo:paragraph-rsid="0024bf07"/>
    </style:style>
    <style:style style:name="P16" style:family="paragraph" style:parent-style-name="Standard">
      <style:paragraph-properties fo:line-height="115%" fo:text-align="start" style:justify-single-word="false"/>
      <style:text-properties style:font-name="Liberation Mono" fo:font-size="10pt" fo:font-weight="bold" officeooo:rsid="00277bcc" officeooo:paragraph-rsid="00277bcc" style:font-size-asian="8.75pt" style:font-weight-asian="bold" style:font-size-complex="10pt" style:font-weight-complex="bold"/>
    </style:style>
    <style:style style:name="P17" style:family="paragraph" style:parent-style-name="Standard">
      <style:paragraph-properties fo:line-height="115%" fo:text-align="start" style:justify-single-word="false"/>
      <style:text-properties style:font-name="Liberation Mono" fo:font-size="10pt" fo:font-weight="bold" officeooo:rsid="00277bcc" officeooo:paragraph-rsid="00289c85" style:font-size-asian="8.75pt" style:font-weight-asian="bold" style:font-size-complex="10pt" style:font-weight-complex="bold"/>
    </style:style>
    <style:style style:name="P18" style:family="paragraph" style:parent-style-name="Hanging_20_indent">
      <style:text-properties fo:color="#00a933" loext:opacity="100%" fo:font-weight="bold" style:font-weight-asian="bold" style:font-weight-complex="bold"/>
    </style:style>
    <style:style style:name="P19" style:family="paragraph" style:parent-style-name="Hanging_20_indent">
      <style:text-properties officeooo:paragraph-rsid="0024bf07"/>
    </style:style>
    <style:style style:name="T1" style:family="text">
      <style:text-properties officeooo:rsid="0023e623"/>
    </style:style>
    <style:style style:name="T2" style:family="text">
      <style:text-properties officeooo:rsid="0024bf07"/>
    </style:style>
    <style:style style:name="T3" style:family="text">
      <style:text-properties fo:font-weight="bold" style:font-weight-asian="bold" style:font-weight-complex="bold"/>
    </style:style>
    <style:style style:name="T4" style:family="text">
      <style:text-properties fo:font-weight="bold" officeooo:rsid="0023e623" style:font-weight-asian="bold" style:font-weight-complex="bold"/>
    </style:style>
    <style:style style:name="T5" style:family="text">
      <style:text-properties fo:font-weight="bold" officeooo:rsid="0024bf07" style:font-weight-asian="bold" style:font-weight-complex="bold"/>
    </style:style>
    <style:style style:name="T6" style:family="text">
      <style:text-properties fo:color="#00a933" loext:opacity="100%" fo:font-weight="bold" style:font-weight-asian="bold" style:font-weight-complex="bold"/>
    </style:style>
    <style:style style:name="T7" style:family="text">
      <style:text-properties fo:color="#00a933" loext:opacity="100%" fo:font-weight="bold" officeooo:rsid="0023e623" style:font-weight-asian="bold" style:font-weight-complex="bold"/>
    </style:style>
    <style:style style:name="T8" style:family="text">
      <style:text-properties fo:color="#00a933" loext:opacity="100%" fo:font-weight="bold" officeooo:rsid="0024bf0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FRONT END – PART 2</text:p>
      <text:p text:style-name="P3">UNDERSTANDING DOM</text:p>
      <text:p text:style-name="P2"/>
      <text:p text:style-name="P4">(DOM Structure)</text:p>
      <text:p text:style-name="P6">1. Choose the correct statement/statements about the DOM descending relationship </text:p>
      <text:p text:style-name="Hanging_20_indent"><text:span text:style-name="T1">a) </text:span>The topmost object in the DOM is the browser's window.</text:p>
      <text:p text:style-name="Hanging_20_indent"><text:span text:style-name="T1">b) </text:span>After the window, DOM is the document displayed in the browser's window.</text:p>
      <text:p text:style-name="P18"><text:span text:style-name="T1">c) </text:span>Both a &amp; b</text:p>
      <text:p text:style-name="Hanging_20_indent"><text:span text:style-name="T1">d) </text:span>None of these.</text:p>
      <text:p text:style-name="P5"/>
      <text:p text:style-name="P7">(API)</text:p>
      <text:p text:style-name="P8">2. What does API stands for?</text:p>
      <text:p text:style-name="Hanging_20_indent"><text:span text:style-name="T1">a) </text:span>Automatic Programming Interface<text:tab/><text:tab/><text:tab/><text:tab/><text:span text:style-name="T1">b) </text:span>Advanced Programmer Interface</text:p>
      <text:p text:style-name="Hanging_20_indent"><text:span text:style-name="T1">c) </text:span>Arithmetic Programmer Interface<text:tab/><text:tab/><text:tab/><text:tab/><text:span text:style-name="T7">d) </text:span><text:span text:style-name="T6">Application Programming Interface</text:span></text:p>
      <text:p text:style-name="P7"/>
      <text:p text:style-name="P7">(What is the output)</text:p>
      <text:p text:style-name="P8">3. What is the output of following code snippet?</text:p>
      <text:p text:style-name="P9"/>
      <text:p text:style-name="P9">console.log(window.document==document);</text:p>
      <text:p text:style-name="P9"/>
      <text:p text:style-name="Hanging_20_indent"><text:span text:style-name="T7">a) </text:span><text:span text:style-name="T6">True</text:span><text:tab/><text:tab/><text:tab/><text:tab/><text:tab/><text:tab/><text:tab/><text:span text:style-name="T1">b) </text:span>False</text:p>
      <text:p text:style-name="P7"/>
      <text:p text:style-name="P7">(Find the output)</text:p>
      <text:p text:style-name="P8">4. What is the result of the following code snippet?</text:p>
      <text:p text:style-name="P9"/>
      <text:p text:style-name="P9">console.log(window.location === document.location)</text:p>
      <text:p text:style-name="P9"/>
      <text:p text:style-name="Hanging_20_indent"><text:span text:style-name="T7">a) </text:span><text:span text:style-name="T6">True</text:span><text:tab/><text:tab/><text:tab/><text:span text:style-name="T1">b) </text:span>False<text:tab/><text:tab/><text:tab/><text:tab/><text:span text:style-name="T1">c) </text:span>0<text:tab/><text:tab/><text:tab/><text:tab/><text:span text:style-name="T1">d) </text:span>1</text:p>
      <text:p text:style-name="P16">SOLUTION DESCRIPTION:</text:p>
      <text:p text:style-name="Hanging_20_indent">The window.location object can be used to get the current page address (URL) and to redirect the browser to a new page. The Document.location read-only property returns a Location object, which contains information about the URL of the document and provides methods for changing that URL and loading another URL. </text:p>
      <text:p text:style-name="P7"/>
      <text:p text:style-name="P7">(This)</text:p>
      <text:p text:style-name="P8">5. What will be the output of following code?</text:p>
      <text:p text:style-name="P9"/>
      <text:p text:style-name="P9">function test(){</text:p>
      <text:p text:style-name="P9">return this;</text:p>
      <text:p text:style-name="P9">}</text:p>
      <text:p text:style-name="P9">console.log(test()==window);</text:p>
      <text:p text:style-name="P9"/>
      <text:p text:style-name="Hanging_20_indent"><text:span text:style-name="T7">a) </text:span><text:span text:style-name="T6">True</text:span><text:tab/><text:tab/><text:tab/><text:tab/><text:tab/><text:tab/><text:tab/><text:span text:style-name="T1">b) </text:span>False</text:p>
      <text:p text:style-name="P17">SOLUTION DESCRIPTION:</text:p>
      <text:p text:style-name="Hanging_20_indent"><text:s/>In this case, the function's this returns the global/window object i.e. test() returns window object. Thus console.log(test()==window); prints true in the console.</text:p>
      <text:p text:style-name="P7"/>
      <text:p text:style-name="P7">(innerHTML)</text:p>
      <text:p text:style-name="P8"><text:soft-page-break/>6. Why is Element.innerHTML used?</text:p>
      <text:p text:style-name="Hanging_20_indent"><text:span text:style-name="T1">a) </text:span>Append text in that element<text:tab/><text:tab/><text:tab/><text:tab/><text:span text:style-name="T7">b) </text:span><text:span text:style-name="T6">Gets or sets the text</text:span></text:p>
      <text:p text:style-name="Hanging_20_indent"><text:span text:style-name="T1">c) </text:span>Gets the data type of that element<text:tab/><text:tab/><text:tab/><text:tab/><text:span text:style-name="T1">d) </text:span>Gets all the tags present in that element</text:p>
      <text:p text:style-name="P7"/>
      <text:p text:style-name="P7">(getElementsByTagName)</text:p>
      <text:p text:style-name="P8">7. Why is the following code snippet used?</text:p>
      <text:p text:style-name="P9"/>
      <text:p text:style-name="P9">document.getElementsByTagName(name);</text:p>
      <text:p text:style-name="P9"/>
      <text:p text:style-name="Hanging_20_indent"><text:span text:style-name="T1">a) </text:span>Find an element by element id<text:tab/><text:tab/><text:tab/><text:tab/><text:span text:style-name="T1">b) </text:span>Find elements by class name</text:p>
      <text:p text:style-name="Hanging_20_indent"><text:span text:style-name="T1">c) </text:span>Find elements by CSS selector<text:tab/><text:tab/><text:tab/><text:tab/><text:span text:style-name="T7">d) </text:span><text:span text:style-name="T6">Find elements by tag name</text:span></text:p>
      <text:p text:style-name="P17">SOLUTION DESCRIPTION:</text:p>
      <text:p text:style-name="Hanging_20_indent">It is used to find the elements by tag name</text:p>
      <text:p text:style-name="P7"/>
      <text:p text:style-name="P7">(Event handler)</text:p>
      <text:p text:style-name="P8">8. Event handler is nothing but _________</text:p>
      <text:p text:style-name="Hanging_20_indent"><text:span text:style-name="T7">a) </text:span><text:span text:style-name="T6">Function<text:tab/></text:span><text:tab/><text:tab/><text:span text:style-name="T1">b) </text:span>Interface<text:tab/><text:tab/><text:tab/><text:span text:style-name="T1">c) </text:span>Event<text:tab/><text:tab/><text:tab/><text:tab/><text:span text:style-name="T1">d) </text:span>Handler</text:p>
      <text:p text:style-name="P17">SOLUTION DESCRIPTION:</text:p>
      <text:p text:style-name="Hanging_20_indent">Explanation: An event handler is in general, a function that handles or responds to an event. For example onclick, onkeypress, onload etc are event handler functions.</text:p>
      <text:p text:style-name="P7"/>
      <text:p text:style-name="P7">(Function Invocation)</text:p>
      <text:p text:style-name="P8">9. When will the browser invoke the handler?</text:p>
      <text:p text:style-name="Hanging_20_indent"><text:span text:style-name="T1">a) </text:span>Program begins<text:tab/><text:tab/><text:tab/><text:tab/><text:tab/><text:tab/><text:span text:style-name="T1">b) </text:span>Any event occurs</text:p>
      <text:p text:style-name="Hanging_20_indent"><text:span text:style-name="T7">c) </text:span><text:span text:style-name="T6">Specified event occurs</text:span><text:tab/><text:tab/><text:tab/><text:tab/><text:tab/><text:span text:style-name="T1">d) </text:span>None of the mentioned</text:p>
      <text:p text:style-name="P7"/>
      <text:p text:style-name="P7">(Mouse events)</text:p>
      <text:p text:style-name="P8">10. When are mouse events generated?</text:p>
      <text:p text:style-name="Hanging_20_indent"><text:span text:style-name="T1">a) </text:span>When the user clicks over a document<text:tab/><text:tab/><text:tab/><text:span text:style-name="T1">b) </text:span>When user moves over a document</text:p>
      <text:p text:style-name="Hanging_20_indent"><text:span text:style-name="T7">c) </text:span><text:span text:style-name="T6">All of the above</text:span><text:tab/><text:tab/><text:tab/><text:tab/><text:tab/><text:tab/><text:span text:style-name="T1">d) </text:span>None of the above</text:p>
      <text:p text:style-name="P7"/>
      <text:p text:style-name="P7">(Mouse events - I)</text:p>
      <text:p text:style-name="P8">11. _____________ event occurs when the user clicks on an element</text:p>
      <text:p text:style-name="Hanging_20_indent"><text:span text:style-name="T7">a) </text:span><text:span text:style-name="T6">onclick</text:span><text:tab/><text:tab/><text:tab/><text:span text:style-name="T1">b) </text:span>ondblclick<text:tab/><text:tab/><text:tab/><text:span text:style-name="T1">c) </text:span>onmouseenter<text:tab/><text:tab/><text:tab/><text:span text:style-name="T1">d) </text:span>onmouseup</text:p>
      <text:p text:style-name="P7"/>
      <text:p text:style-name="P7">(Browser Invoking Handler)</text:p>
      <text:p text:style-name="P10">12. The browser invokes the handler when-</text:p>
      <text:p text:style-name="P15"><text:span text:style-name="T2">a) </text:span>The program begins<text:tab/><text:tab/><text:tab/><text:tab/><text:tab/><text:span text:style-name="T2">b) </text:span>Any event occurs</text:p>
      <text:p text:style-name="P15"><text:span text:style-name="T8">c) </text:span><text:span text:style-name="T6">A specified event occurs</text:span><text:tab/><text:tab/><text:tab/><text:tab/><text:tab/><text:span text:style-name="T2">d) </text:span>Webpage loads.</text:p>
      <text:p text:style-name="P17">SOLUTION DESCRIPTION:</text:p>
      <text:p text:style-name="P15">Explanation: When an event of the specified type occurs on the specified target, the browser invokes the handler.</text:p>
      <text:p text:style-name="P15">e.g. onclick function is executed when the mouse is clicked.</text:p>
      <text:p text:style-name="P7"/>
      <text:p text:style-name="P12">(Script tag)</text:p>
      <text:p text:style-name="P10">13. Where can we add script tag in html code?</text:p>
      <text:p text:style-name="Hanging_20_indent"><text:soft-page-break/><text:span text:style-name="T2">a) </text:span>In head<text:tab/><text:tab/><text:tab/><text:tab/><text:tab/><text:tab/><text:tab/><text:span text:style-name="T2">b) </text:span>In body</text:p>
      <text:p text:style-name="Hanging_20_indent"><text:span text:style-name="T8">c) </text:span><text:span text:style-name="T6">Any of the above<text:tab/></text:span><text:tab/><text:tab/><text:tab/><text:tab/><text:tab/><text:span text:style-name="T2">d) </text:span>None of the above</text:p>
      <text:p text:style-name="P12"/>
      <text:p text:style-name="P12">(External JavaScript)</text:p>
      <text:p text:style-name="P10">14. What are the advantages of using external Javascript?</text:p>
      <text:p text:style-name="Hanging_20_indent"><text:span text:style-name="T2">a) </text:span>It separates HTML and code</text:p>
      <text:p text:style-name="Hanging_20_indent"><text:span text:style-name="T2">b) </text:span>It makes HTML and JavaScript easier to read and maintain</text:p>
      <text:p text:style-name="Hanging_20_indent"><text:span text:style-name="T2">c) </text:span>Cached JavaScript files can speed up page loads</text:p>
      <text:p text:style-name="P18"><text:span text:style-name="T2">d) </text:span>All of the above</text:p>
      <text:p text:style-name="P12"/>
      <text:p text:style-name="P12">(Linking external JavaScript)</text:p>
      <text:p text:style-name="P10">15. How to link external JavaScript in a HTML page?</text:p>
      <text:p text:style-name="Hanging_20_indent"><text:span text:style-name="T2">a) </text:span>&lt;script link="script.js"&gt;&lt;/script&gt;<text:tab/><text:tab/><text:tab/><text:tab/><text:span text:style-name="T8">b) </text:span><text:span text:style-name="T6">&lt;script src="script.js"&gt;&lt;/script&gt;</text:span></text:p>
      <text:p text:style-name="Hanging_20_indent"><text:span text:style-name="T2">c) </text:span>&lt;script href="script.js"&gt;&lt;/script&gt;<text:tab/><text:tab/><text:tab/><text:tab/><text:span text:style-name="T2">d) </text:span>&lt;script&gt;src="script.js"&lt;/script&gt;</text:p>
      <text:p text:style-name="P12"/>
      <text:p text:style-name="P12">(onkeydown event)</text:p>
      <text:p text:style-name="P10">16. The onkeydown event occurs when the user is__________</text:p>
      <text:p text:style-name="Hanging_20_indent"><text:span text:style-name="T8">a) </text:span><text:span text:style-name="T6">pressing a key</text:span><text:tab/><text:tab/><text:tab/><text:tab/><text:tab/><text:tab/><text:span text:style-name="T2">b) </text:span>pressing ‘down’ key</text:p>
      <text:p text:style-name="Hanging_20_indent"><text:span text:style-name="T2">c) </text:span>move the mouse pointer<text:tab/><text:tab/><text:tab/><text:tab/><text:tab/><text:span text:style-name="T2">d) </text:span>None of the above</text:p>
      <text:p text:style-name="P12"/>
      <text:p text:style-name="P12">(Rotation of mouse wheel)</text:p>
      <text:p text:style-name="P10">17. Which among these is a property that reports rotation of mouse wheel axes?</text:p>
      <text:p text:style-name="Hanging_20_indent"><text:span text:style-name="T2">a) </text:span>ctrlKey<text:tab/><text:tab/><text:tab/><text:span text:style-name="T2">b) </text:span>alterX<text:tab/><text:tab/><text:tab/><text:span text:style-name="T2">c) </text:span>alterY<text:tab/><text:tab/><text:tab/><text:tab/><text:span text:style-name="T8">d) </text:span><text:span text:style-name="T6">deltaX</text:span></text:p>
      <text:p text:style-name="P17">SOLUTION DESCRIPTION:</text:p>
      <text:p text:style-name="Hanging_20_indent">Gets the distance that a mouse wheel has rotated around the x-axis (horizontal).The deltaX property returns a positive value when scrolling to the right, and a negative value when scrolling to the left, otherwise 0.</text:p>
      <text:p text:style-name="Hanging_20_indent">Visit https://www.w3schools.com/jsref/tryit.asp?filename=tryjsref_event_wheel_deltax </text:p>
      <text:p text:style-name="P12"/>
      <text:p text:style-name="P12">(keyCode property)</text:p>
      <text:p text:style-name="P10">18. What value does the keyCode property holds when a Shift key is pressed for adding punctuation character?</text:p>
      <text:p text:style-name="Hanging_20_indent"><text:span text:style-name="T2">a) </text:span>Special characters<text:tab/><text:tab/><text:span text:style-name="T2">b) </text:span>Alphabets<text:tab/><text:tab/><text:tab/><text:span text:style-name="T2">c) </text:span>Alphanumeric<text:tab/><text:tab/><text:tab/><text:span text:style-name="T8">d) </text:span><text:span text:style-name="T6">Digits</text:span></text:p>
      <text:p text:style-name="P12"/>
      <text:p text:style-name="P12">(key type)</text:p>
      <text:p text:style-name="P10">19. Which of the following properties is used to specify the key type when pressed?</text:p>
      <text:p text:style-name="Hanging_20_indent"><text:span text:style-name="T2">a) </text:span>keyType<text:tab/><text:tab/><text:tab/><text:span text:style-name="T8">b) </text:span><text:span text:style-name="T6">keyCode</text:span><text:tab/><text:tab/><text:tab/><text:span text:style-name="T2">c) </text:span>keyName<text:tab/><text:tab/><text:tab/><text:span text:style-name="T2">d) </text:span>keyProperty</text:p>
      <text:p text:style-name="P17">SOLUTION DESCRIPTION:</text:p>
      <text:p text:style-name="Hanging_20_indent">Explanation: The keyCode property returns the Unicode character code of the key that triggered the onkeypress event or the Unicode key code of the key that triggered the onkeydown or onkeyup event.</text:p>
      <text:p text:style-name="P12"/>
      <text:p text:style-name="P12">(Event Bubbling)</text:p>
      <text:p text:style-name="P10">20. In Event bubbling, events starts from?</text:p>
      <text:p text:style-name="Hanging_20_indent"><text:span text:style-name="T8">a) </text:span><text:span text:style-name="T6">deepest element or target element to its parents</text:span><text:tab/><text:tab/><text:span text:style-name="T2">b) </text:span>top element to target element.</text:p>
      <text:p text:style-name="P12"><text:soft-page-break/></text:p>
      <text:p text:style-name="P12">(Event bubbling prevention)</text:p>
      <text:p text:style-name="P10">21. Event bubbling can be prevented by using</text:p>
      <text:p text:style-name="Hanging_20_indent"><text:span text:style-name="T8">a) </text:span><text:span text:style-name="T6">event.stopPropagation()</text:span><text:tab/><text:tab/><text:tab/><text:tab/><text:tab/><text:span text:style-name="T2">b) </text:span>event.removePropagation()</text:p>
      <text:p text:style-name="Hanging_20_indent"><text:span text:style-name="T2">c) </text:span>removePropagation()<text:tab/><text:tab/><text:tab/><text:tab/><text:tab/><text:span text:style-name="T2">d) </text:span>stopPropagation()</text:p>
      <text:p text:style-name="P12"/>
      <text:p text:style-name="P12">(What is the output)</text:p>
      <text:p text:style-name="P10">22. What is the output of following code?</text:p>
      <text:p text:style-name="P11"/>
      <text:p text:style-name="P11">&lt;!DOCTYPE html&gt;</text:p>
      <text:p text:style-name="P11">&lt;html&gt;</text:p>
      <text:p text:style-name="P11">&lt;head&gt;</text:p>
      <text:p text:style-name="P11"><text:s text:c="2"/>&lt;title&gt;Event Bubbling&lt;/title&gt;</text:p>
      <text:p text:style-name="P11">&lt;/head&gt;</text:p>
      <text:p text:style-name="P11">&lt;body&gt;</text:p>
      <text:p text:style-name="P11"><text:s text:c="2"/>&lt;div id="parent"&gt;</text:p>
      <text:p text:style-name="P11"><text:s text:c="4"/>&lt;button id="child"&gt;Child&lt;/button&gt;</text:p>
      <text:p text:style-name="P11"><text:s text:c="2"/>&lt;/div&gt;</text:p>
      <text:p text:style-name="P11"><text:s text:c="2"/>&lt;script&gt;</text:p>
      <text:p text:style-name="P11"><text:s text:c="4"/>var parent = document.querySelector('#parent');</text:p>
      <text:p text:style-name="P11"><text:s text:c="6"/>parent.addEventListener('click', function(){</text:p>
      <text:p text:style-name="P11"><text:s text:c="8"/>console.log("Parent clicked");</text:p>
      <text:p text:style-name="P11"><text:s text:c="6"/>});</text:p>
      <text:p text:style-name="P11"><text:s text:c="4"/>var child = document.querySelector('#child');</text:p>
      <text:p text:style-name="P11"><text:s text:c="6"/>child.addEventListener('click', function(){</text:p>
      <text:p text:style-name="P11"><text:s text:c="8"/>console.log("Child clicked");</text:p>
      <text:p text:style-name="P11"><text:s text:c="6"/>});</text:p>
      <text:p text:style-name="P11"><text:s text:c="2"/>&lt;/script&gt;</text:p>
      <text:p text:style-name="P11">&lt;/body&gt;</text:p>
      <text:p text:style-name="P11">&lt;/html&gt;</text:p>
      <text:p text:style-name="P11"/>
      <text:p text:style-name="Hanging_20_indent"><text:span text:style-name="T2">a) </text:span>Child clicked<text:tab/><text:tab/><text:tab/><text:tab/><text:tab/><text:tab/><text:span text:style-name="T2">b) </text:span>Parent clicked</text:p>
      <text:p text:style-name="Hanging_20_indent"><text:span text:style-name="T8">c) </text:span><text:span text:style-name="T6">Child clicked Parent clicked</text:span><text:tab/><text:tab/><text:tab/><text:tab/><text:span text:style-name="T2">d) </text:span>Parent clicked Child clicked</text:p>
      <text:p text:style-name="P12"/>
      <text:p text:style-name="P12">(Strict Mode)</text:p>
      <text:p text:style-name="P10">23. Choose the correct statement about the strict mode.</text:p>
      <text:p text:style-name="Hanging_20_indent"><text:span text:style-name="T2">a) </text:span>It applies to block statements.</text:p>
      <text:p text:style-name="P18"><text:span text:style-name="T2">b) </text:span>It applies to individual functions and also to the entire script.</text:p>
      <text:p text:style-name="P18"><text:span text:style-name="T2">c) </text:span>It prevents or throws errors when relatively "unsafe" actions are taken (such as gaining access to the global object).</text:p>
      <text:p text:style-name="Hanging_20_indent"><text:span text:style-name="T2">d) </text:span>It applies to HTML pages.</text:p>
      <text:p text:style-name="P12"/>
      <text:p text:style-name="P13">ASSIGNMENT</text:p>
      <text:p text:style-name="P12"/>
      <text:p text:style-name="P12">(Event type)</text:p>
      <text:p text:style-name="P10">24. Which property specifies the type of event triggered?</text:p>
      <text:p text:style-name="Hanging_20_indent"><text:span text:style-name="T2">a) </text:span>Manner<text:tab/><text:tab/><text:tab/><text:tab/><text:tab/><text:tab/><text:tab/><text:span text:style-name="T2">b) </text:span>Target</text:p>
      <text:p text:style-name="Hanging_20_indent"><text:span text:style-name="T8">c) </text:span><text:span text:style-name="T6">Type</text:span><text:tab/><text:tab/><text:tab/><text:tab/><text:tab/><text:tab/><text:tab/><text:span text:style-name="T2">d) </text:span>All of the mentioned</text:p>
      <text:p text:style-name="P12"><text:soft-page-break/></text:p>
      <text:p text:style-name="P12">(Drag and Drop)</text:p>
      <text:p text:style-name="P10">25. Which of the following are the drag and drop events?</text:p>
      <text:p text:style-name="Hanging_20_indent"><text:span text:style-name="T2">a) </text:span>drop<text:tab/><text:tab/><text:tab/><text:tab/><text:tab/><text:tab/><text:tab/><text:span text:style-name="T2">b) </text:span>dragstart</text:p>
      <text:p text:style-name="Hanging_20_indent"><text:span text:style-name="T8">c) </text:span><text:span text:style-name="T6">both drop and dragstart</text:span><text:tab/><text:tab/><text:tab/><text:tab/><text:tab/><text:span text:style-name="T2">d) </text:span>none of the mentioned</text:p>
      <text:p text:style-name="P12"/>
      <text:p text:style-name="P12">(Script Tag for External JavaScript)</text:p>
      <text:p text:style-name="P10">26. The external JavaScript file must contain the &lt;script&gt; tag.</text:p>
      <text:p text:style-name="Hanging_20_indent"><text:span text:style-name="T2">a) </text:span>True<text:tab/><text:tab/><text:tab/><text:tab/><text:tab/><text:tab/><text:tab/><text:span text:style-name="T8">b) </text:span><text:span text:style-name="T6">False</text:span></text:p>
      <text:p text:style-name="P12"/>
      <text:p text:style-name="P12">(Event Handling)</text:p>
      <text:p text:style-name="P10">27. The process by which the browser decides which objects to trigger event handlers on is_________</text:p>
      <text:p text:style-name="P15"><text:span text:style-name="T2">a) </text:span>Event Listening<text:tab/><text:tab/><text:tab/><text:tab/><text:tab/><text:tab/><text:span text:style-name="T8">b) </text:span><text:span text:style-name="T6">Event propagation</text:span></text:p>
      <text:p text:style-name="P15"><text:span text:style-name="T2">c) </text:span>Event Handling<text:tab/><text:tab/><text:tab/><text:tab/><text:tab/><text:tab/><text:span text:style-name="T2">d) </text:span>Event Triggering</text:p>
      <text:p text:style-name="P12"/>
      <text:p text:style-name="P12">(What is the Output)</text:p>
      <text:p text:style-name="P10">28. What is the output of following code?</text:p>
      <text:p text:style-name="P11"/>
      <text:p text:style-name="P11">&lt;!DOCTYPE html&gt;</text:p>
      <text:p text:style-name="P11">&lt;html&gt; <text:s text:c="3"/></text:p>
      <text:p text:style-name="P11">&lt;head&gt;</text:p>
      <text:p text:style-name="P11"><text:s text:c="2"/>&lt;title&gt;Event Bubbling&lt;/title&gt;</text:p>
      <text:p text:style-name="P11">&lt;/head&gt;</text:p>
      <text:p text:style-name="P11">&lt;body&gt;</text:p>
      <text:p text:style-name="P11"><text:s text:c="2"/>&lt;div id="parent"&gt;</text:p>
      <text:p text:style-name="P11"><text:s text:c="4"/>&lt;button id="child"&gt;Child&lt;/button&gt;</text:p>
      <text:p text:style-name="P11"><text:s text:c="2"/>&lt;/div&gt;</text:p>
      <text:p text:style-name="P11"><text:s text:c="2"/>&lt;script&gt;</text:p>
      <text:p text:style-name="P11"><text:s text:c="4"/>var parent = document.querySelector('#parent');</text:p>
      <text:p text:style-name="P11"><text:s text:c="6"/>parent.addEventListener('click', function(e){</text:p>
      <text:p text:style-name="P11"><text:s text:c="8"/>console.log("Parent clicked");</text:p>
      <text:p text:style-name="P11"><text:s text:c="6"/>});</text:p>
      <text:p text:style-name="P11"><text:s text:c="4"/>var child = document.querySelector('#child');</text:p>
      <text:p text:style-name="P11"><text:s text:c="6"/>child.addEventListener('click', function(e){</text:p>
      <text:p text:style-name="P11"><text:s text:c="8"/>console.log("Child clicked");</text:p>
      <text:p text:style-name="P11"><text:s text:c="8"/>e.stopPropagation();</text:p>
      <text:p text:style-name="P11"><text:s text:c="6"/>});</text:p>
      <text:p text:style-name="P11"><text:s text:c="2"/>&lt;/script&gt;</text:p>
      <text:p text:style-name="P11">&lt;/body&gt;</text:p>
      <text:p text:style-name="P11">&lt;/html&gt;</text:p>
      <text:p text:style-name="P11"/>
      <text:p text:style-name="Hanging_20_indent"><text:span text:style-name="T8">a) </text:span><text:span text:style-name="T6">Child clicked</text:span><text:tab/><text:tab/><text:tab/><text:tab/><text:tab/><text:tab/><text:span text:style-name="T2">b) </text:span>Parent clicked</text:p>
      <text:p text:style-name="Hanging_20_indent"><text:span text:style-name="T2">c) </text:span>Child clicked Parent clicked<text:tab/><text:tab/><text:tab/><text:tab/><text:span text:style-name="T2">d) </text:span>Parent clicked Child clicked</text:p>
      <text:p text:style-name="P12"/>
      <text:p text:style-name="P12">(addEventListener)</text:p>
      <text:p text:style-name="P10">29. Which of the following statements about the arguments of addEventListener() is/are True.</text:p>
      <text:p text:style-name="P11"/>
      <text:p text:style-name="P11">1.The first argument to addEventListener() is the event type for </text:p>
      <text:p text:style-name="P11"><text:soft-page-break/>which the handler is being registered. <text:s/></text:p>
      <text:p text:style-name="P11">2.The second argument to addEventListener() is the function that </text:p>
      <text:p text:style-name="P11">should be invoked when the specified type of event occurs.</text:p>
      <text:p text:style-name="P11">3.The third argument to addEventListener() is a numerical value</text:p>
      <text:p text:style-name="P11"/>
      <text:p text:style-name="Hanging_20_indent"/>
      <text:p text:style-name="P15"><text:span text:style-name="T8">a) </text:span><text:span text:style-name="T6">1 and 2 only</text:span><text:tab/><text:tab/><text:tab/><text:tab/><text:tab/><text:tab/><text:span text:style-name="T2">b) </text:span>1 and 3 only</text:p>
      <text:p text:style-name="P15"><text:span text:style-name="T2">c) </text:span>2 and 3 only<text:tab/><text:tab/><text:tab/><text:tab/><text:tab/><text:tab/><text:span text:style-name="T2">d) </text:span>All 1, 2 and 3</text:p>
      <text:p text:style-name="P12"/>
      <text:p text:style-name="P12">(Changing text in HTML)</text:p>
      <text:p text:style-name="P10">30. Choose the correct JavaScript syntax to change the content of the following HTML code.</text:p>
      <text:p text:style-name="P11"/>
      <text:p text:style-name="P11">&lt;p id="ninjas"&gt;Coding Ninjas&lt;/p&gt;</text:p>
      <text:p text:style-name="P11"/>
      <text:p text:style-name="Hanging_20_indent"><text:span text:style-name="T2">a) </text:span>document.getElement(“ninjas”).innerHTML=”I am a Ninja”;</text:p>
      <text:p text:style-name="Hanging_20_indent"><text:span text:style-name="T2">b) </text:span>document.getElementById(“ninjas”).innerHTML=I am a Ninja;</text:p>
      <text:p text:style-name="P18"><text:span text:style-name="T2">c) </text:span>document.getElementById(“ninjas”).innerHTML=”I am a Ninja”;</text:p>
      <text:p text:style-name="P18"><text:span text:style-name="T2">d) </text:span>document.querySelector(“#ninjas”).innerHTML= “I am a Ninja”</text:p>
      <text:p text:style-name="P4"/>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13:53:56.432492101</meta:creation-date>
    <dc:title>Coding Ninjas A4 Sheet</dc:title>
    <meta:editing-duration>PT12M38S</meta:editing-duration>
    <meta:editing-cycles>5</meta:editing-cycles>
    <meta:generator>LibreOffice/7.3.7.2$Linux_X86_64 LibreOffice_project/30$Build-2</meta:generator>
    <dc:date>2023-02-11T21:37:17.511033451</dc:date>
    <meta:document-statistic meta:table-count="0" meta:image-count="0" meta:object-count="0" meta:page-count="6" meta:paragraph-count="195" meta:word-count="1202" meta:character-count="8215" meta:non-whitespace-character-count="6871"/>
    <meta:template xlink:type="simple" xlink:actuate="onRequest" xlink:title="Coding Ninjas A4 Sheet" xlink:href="../../../../../../../../../../../Templates/Coding%20Ninjas%20MCQ%20A4%20Sheet.ott" meta:date="2023-02-10T13:53:54.088064615"/>
  </office:meta>
</office:document-meta>
</file>